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ed Test" table:style-name="ta1">
        <table:table-column table:style-name="co1" table:default-cell-style-name="ce1"/>
        <table:table-column table:style-name="co1" table:number-columns-repeated="33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10" table:number-rows-spanned="1">
            <text:p>Trial</text:p>
          </table:table-cell>
          <table:covered-table-cell table:number-columns-repeated="9"/>
          <table:table-cell table:number-columns-repeated="23"/>
        </table:table-row>
        <table:table-row table:style-name="ro1">
          <table:table-cell office:value-type="string" calcext:value-type="string">
            <text:p>Sp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formula="of:=SUM([.B3:.AE3])"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formula="of:=SUM([.B4:.AE4])"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0"/>
          <table:table-cell table:formula="of:=SUM([.B5:.AE5])"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0"/>
          <table:table-cell table:formula="of:=SUM([.B6:.AE6])"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0"/>
          <table:table-cell table:formula="of:=SUM([.B7:.AE7])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0"/>
          <table:table-cell table:formula="of:=SUM([.B8:.AE8])"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0"/>
          <table:table-cell table:formula="of:=SUM([.B9:.AE9])"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/>
          <table:table-cell table:formula="of:=SUM([.B10:.AE10])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formula="of:=SUM([.B11:.AE11])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0"/>
          <table:table-cell table:formula="of:=SUM([.B12:.AE12])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style-name="Default"/>
          <table:table-cell table:number-columns-repeated="33"/>
        </table:table-row>
        <table:table-row table:style-name="ro1">
          <table:table-cell table:style-name="Default" office:value-type="string" calcext:value-type="string">
            <text:p>See section 10.6</text:p>
          </table:table-cell>
          <table:table-cell table:number-columns-repeated="33"/>
        </table:table-row>
      </table:table>
      <table:table table:name="Deploy Time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10" table:number-rows-spanned="1">
            <text:p>Trial</text:p>
          </table:table-cell>
          <table:covered-table-cell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Sp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K3])"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:.K4])"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5:.K5])"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6:.K6])"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"/>
          <table:table-cell table:formula="of:=SUM([.B7:.K7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  <table:table-cell table:formula="of:=SUM([.B8:.K8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  <table:table-cell table:formula="of:=SUM([.B9:.K9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  <table:table-cell table:formula="of:=SUM([.B10:.K10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  <table:table-cell table:formula="of:=SUM([.B11:.K11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  <table:table-cell table:formula="of:=SUM([.B12:.K12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  <table:table-cell table:formula="of:=SUM([.B13:.K13]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</table:table-row>
      </table:table>
      <table:table table:name="CCF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1])" office:value-type="float" office:value="30" calcext:value-type="float">
            <text:p>30</text:p>
          </table:table-cell>
        </table:table-row>
      </table:table>
      <table:table table:name="Full Test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ial</text:p>
          </table:table-cell>
          <table:table-cell table:style-name="ce1" office:value-type="string" calcext:value-type="string">
            <text:p>Get Can</text:p>
          </table:table-cell>
          <table:table-cell table:style-name="ce1" office:value-type="string" calcext:value-type="string">
            <text:p>Rescue Ca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0 degree tu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p of first ram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31])" office:value-type="float" office:value="21" calcext:value-type="float">
            <text:p>21</text:p>
          </table:table-cell>
          <table:table-cell table:formula="of:=SUM([.C2:.C31])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09:08:49.521857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2:33:07.810612749</meta:creation-date>
    <dc:date>2021-11-25T09:36:43.750425282</dc:date>
    <meta:editing-duration>P1DT45M52S</meta:editing-duration>
    <meta:editing-cycles>134</meta:editing-cycles>
    <meta:generator>LibreOffice/6.4.7.2$Linux_X86_64 LibreOffice_project/40$Build-2</meta:generator>
    <meta:document-statistic meta:table-count="4" meta:cell-count="415" meta:object-count="0"/>
  </office:meta>
</office:document-meta>
</file>